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dd86e"/>
    </style:style>
    <style:style style:name="P2" style:family="paragraph" style:parent-style-name="Standard" style:list-style-name="L2">
      <style:text-properties officeooo:paragraph-rsid="001dd86e"/>
    </style:style>
    <style:style style:name="P3" style:family="paragraph" style:parent-style-name="Standard" style:list-style-name="L3">
      <style:text-properties officeooo:paragraph-rsid="001dd86e"/>
    </style:style>
    <style:style style:name="P4" style:family="paragraph" style:parent-style-name="Standard" style:list-style-name="L1">
      <style:text-properties officeooo:rsid="001dd86e" officeooo:paragraph-rsid="001dd86e"/>
    </style:style>
    <style:style style:name="P5" style:family="paragraph" style:parent-style-name="Standard" style:list-style-name="L4">
      <style:text-properties officeooo:paragraph-rsid="001dd86e"/>
    </style:style>
    <style:style style:name="P6" style:family="paragraph" style:parent-style-name="Standard" style:list-style-name="L4">
      <style:text-properties officeooo:paragraph-rsid="001f56ed"/>
    </style:style>
    <style:style style:name="P7" style:family="paragraph" style:parent-style-name="Standard">
      <style:text-properties officeooo:paragraph-rsid="001f56ed"/>
    </style:style>
    <style:style style:name="P8" style:family="paragraph" style:parent-style-name="Standard" style:list-style-name="L5">
      <style:text-properties officeooo:paragraph-rsid="001dd86e"/>
    </style:style>
    <style:style style:name="P9" style:family="paragraph" style:parent-style-name="Standard">
      <style:paragraph-properties fo:margin-left="0.4992in" fo:margin-right="0.4917in" fo:text-indent="0in" style:auto-text-indent="false"/>
      <style:text-properties officeooo:paragraph-rsid="001dd86e"/>
    </style:style>
    <style:style style:name="P10" style:family="paragraph" style:parent-style-name="Header">
      <style:text-properties officeooo:paragraph-rsid="001dd86e"/>
    </style:style>
    <style:style style:name="T1" style:family="text">
      <style:text-properties officeooo:rsid="001dd86e"/>
    </style:style>
    <style:style style:name="T2" style:family="text">
      <style:text-properties officeooo:rsid="001f56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apter 2</text:span></text:p>
      <text:p text:style-name="P1"><text:span text:style-name="T1">Practice exercises:</text:span></text:p>
      <text:p text:style-name="P1"><text:span text:style-name="T1"/></text:p>
      <text:p text:style-name="P1"><text:span text:style-name="T1">2.1 what is the purpose of system calls?</text:span></text:p>
      <text:p text:style-name="P1"><text:span text:style-name="T1"/></text:p>
      <text:p text:style-name="ans"><text:span text:style-name="T1">System calls provide an interface to the services made available by an operating system. Examples: user programs request access to the file system (hard drive).</text:span></text:p>
      <text:p text:style-name="P9"><text:span text:style-name="T1"/></text:p>
      <text:p text:style-name="P1"><text:span text:style-name="T1">2.2 what are the five major activities of an operating system with regard to process management?</text:span></text:p>
      <text:p text:style-name="P1"><text:span text:style-name="T1"></text:span></text:p>
      <text:list xml:id="list74614096938949029" text:style-name="L1">
        <text:list-item>
          <text:p text:style-name="P4">Creation and deletion of user and system processes</text:p>
        </text:list-item>
        <text:list-item>
          <text:p text:style-name="P4">Suspension and resumption of processes</text:p>
        </text:list-item>
        <text:list-item>
          <text:p text:style-name="P4">Process synchronization</text:p>
        </text:list-item>
        <text:list-item>
          <text:p text:style-name="P4">Process communication</text:p>
        </text:list-item>
        <text:list-item>
          <text:p text:style-name="P4">Deadlock handling</text:p>
        </text:list-item>
      </text:list>
      <text:p text:style-name="P1"><text:span text:style-name="T1"></text:span></text:p>
      <text:p text:style-name="P1"><text:span text:style-name="T1">2.3 what are the three major activities of an operating system with regard to memory management?</text:span></text:p>
      <text:p text:style-name="P1"><text:span text:style-name="T1"></text:span></text:p>
      <text:list xml:id="list6023276583824712689" text:style-name="L2">
        <text:list-item>
          <text:p text:style-name="P2"><text:span text:style-name="T1">Allocating memory for programs</text:span></text:p>
        </text:list-item>
        <text:list-item>
          <text:p text:style-name="P2"><text:span text:style-name="T1">Keeping track of memory and where it is located. prevent applications from over writing other applications when loaded</text:span></text:p>
        </text:list-item>
        <text:list-item>
          <text:p text:style-name="P2"><text:span text:style-name="T1">Maintain what programs are loaded into memory</text:span></text:p>
        </text:list-item>
      </text:list>
      <text:p text:style-name="P1"><text:span text:style-name="T1"></text:span></text:p>
      <text:p text:style-name="P1"><text:span text:style-name="T1">2.4 what are the three major activities of an operating system with regard to secondary-storage management?</text:span></text:p>
      <text:p text:style-name="P1"><text:span text:style-name="T1"></text:span></text:p>
      <text:list xml:id="list6667224418672593942" text:style-name="L3">
        <text:list-item>
          <text:p text:style-name="P3"><text:span text:style-name="T1">Storage allocation</text:span></text:p>
        </text:list-item>
        <text:list-item>
          <text:p text:style-name="P3"><text:span text:style-name="T1">Disk schedule</text:span></text:p>
        </text:list-item>
        <text:list-item>
          <text:p text:style-name="P3"><text:span text:style-name="T1">Free space management</text:span></text:p>
        </text:list-item>
      </text:list>
      <text:p text:style-name="P1"><text:span text:style-name="T1"></text:span></text:p>
      <text:p text:style-name="P1"><text:span text:style-name="T1">2.5 what is the purpose of the command interpreter? Why is it usually separate from the kernel?</text:span></text:p>
      <text:p text:style-name="P1"><text:span text:style-name="T1"></text:span></text:p>
      <text:p text:style-name="ans">Command interpreter main purpose is to interpret and execute user specified commands. The reason why the command interpreter is separate from the kernel is because of security implications because if it is in kernel mode then a malicious program will be able to have access to the kernel and that is vary bad. </text:p>
      <text:p text:style-name="P1"><text:span text:style-name="T1"></text:span></text:p>
      <text:p text:style-name="P1"><text:span text:style-name="T1">2.6 what system calls have to be executed by a command interpreter or shell in order to start a new process?</text:span></text:p>
      <text:p text:style-name="P1"><text:span text:style-name="T1"></text:span></text:p>
      <text:p text:style-name="ans"><text:span text:style-name="T1">Fork system call then followed by an exec system call to start a new process.</text:span></text:p>
      <text:p text:style-name="P1"><text:span text:style-name="T1"></text:span></text:p>
      <text:p text:style-name="P1"><text:span text:style-name="T1">2.7 what is the purpose of system programs?</text:span></text:p>
      <text:p text:style-name="P1"><text:span text:style-name="T1"></text:span></text:p>
      <text:p text:style-name="ans"><text:span text:style-name="T1">System programs provide basic functions for the user in the system. allows the user to not have to write their own programs like compiler and editors.</text:span></text:p>
      <text:p text:style-name="P1"><text:soft-page-break/><text:span text:style-name="T1"></text:span></text:p>
      <text:p text:style-name="P1"><text:span text:style-name="T1">2.8 what is the main advantage of the layered approach to system design? What are the disadvantages of the layered approach?</text:span></text:p>
      <text:p text:style-name="P1"><text:span text:style-name="T1"></text:span></text:p>
      <text:p text:style-name="ans"><text:span text:style-name="T1">The main advantage of a layered approach is that the system is easy to debug since bugs in data are limited to only a certain layer so programmers do not need to worry about the details of other parts of the code. The big disadvantage of a layered approach is that it is a liner fashion that applications cant communicate to other layers. Performance is greatly deceased in a layered approach.</text:span></text:p>
      <text:p text:style-name="P1"><text:span text:style-name="T1"></text:span></text:p>
      <text:p text:style-name="P1"><text:span text:style-name="T1"></text:span></text:p>
      <text:p text:style-name="P1"><text:span text:style-name="T1">Exercises: </text:span></text:p>
      <text:p text:style-name="P1"><text:span text:style-name="T1">2.13 describe three general methods for passing parameters to the operating system.</text:span></text:p>
      <text:p text:style-name="P1"><text:span text:style-name="T1"></text:span></text:p>
      <text:list xml:id="list2716165003472873315" text:style-name="L4">
        <text:list-item>
          <text:p text:style-name="P5"><text:span text:style-name="T2">P</text:span><text:span text:style-name="T1">ass the parameters using registers (hardware)</text:span></text:p>
        </text:list-item>
        <text:list-item>
          <text:p text:style-name="P5"><text:span text:style-name="T2">S</text:span><text:span text:style-name="T1">tore the parameters into memory and send the address of the table to the os</text:span></text:p>
        </text:list-item>
        <text:list-item>
          <text:p text:style-name="P6"><text:span text:style-name="T2">P</text:span><text:span text:style-name="T1">ush/pop parameters onto a stack for the operating system to acquire</text:span></text:p>
        </text:list-item>
      </text:list>
      <text:p text:style-name="P7"><text:span text:style-name="T1"></text:span></text:p>
      <text:p text:style-name="P1"><text:span text:style-name="T1">2.15 what are the five major activities of an operating system with regard to file management?</text:span></text:p>
      <text:p text:style-name="P1"><text:span text:style-name="T1"></text:span></text:p>
      <text:list xml:id="list4069126117001589049" text:style-name="L5">
        <text:list-item>
          <text:p text:style-name="P8"><text:span text:style-name="T2">C</text:span><text:span text:style-name="T1">reate/delete a file</text:span></text:p>
        </text:list-item>
        <text:list-item>
          <text:p text:style-name="P8"><text:span text:style-name="T2">C</text:span><text:span text:style-name="T1">reate/delete a directory</text:span></text:p>
        </text:list-item>
        <text:list-item>
          <text:p text:style-name="P8"><text:span text:style-name="T2">F</text:span><text:span text:style-name="T1">ile/directory manipulation (symbolic links)</text:span></text:p>
        </text:list-item>
        <text:list-item>
          <text:p text:style-name="P8"><text:span text:style-name="T2">M</text:span><text:span text:style-name="T1">apping files to their location on the physical location (hardware)</text:span></text:p>
        </text:list-item>
        <text:list-item>
          <text:p text:style-name="P8"><text:span text:style-name="T1">Backup files, fail safe method</text:span></text:p>
        </text:list-item>
      </text:list>
      <text:p text:style-name="P1"><text:span text:style-name="T1"></text:span></text:p>
      <text:p text:style-name="P1"><text:span text:style-name="T1">2.17 would it be possible for the user to develop a new command interpreter using the system-call interface provided by the operating system?</text:span></text:p>
      <text:p text:style-name="P1"><text:span text:style-name="T1"></text:span></text:p>
      <text:p text:style-name="ans"><text:span text:style-name="T1">Users should be able to develop a new command interpreter since all the functions could be accessed by a user-level program.</text:span></text:p>
      <text:p text:style-name="P1"><text:span text:style-name="T1"></text:span></text:p>
      <text:p text:style-name="P1"><text:span text:style-name="T1">2.18 what are the two models of interprocess communication? What are the strengths and weaknesses of the two approaches?</text:span></text:p>
      <text:p text:style-name="P1"><text:span text:style-name="T1"></text:span></text:p>
      <text:p text:style-name="ans"><text:span text:style-name="T1">Shared memory model:</text:span></text:p>
      <text:p text:style-name="ans"><text:span text:style-name="T1">Strengths: it allows for maximum speed and convenience for communications</text:span></text:p>
      <text:p text:style-name="ans"><text:span text:style-name="T1">Weaknesses: memory area protection and synchronization between processes will have some problems.</text:span></text:p>
      <text:p text:style-name="P1"><text:span text:style-name="T1"></text:span></text:p>
      <text:p text:style-name="P1"><text:span text:style-name="T1">2.19 why is the separation of mechanism and policy desirable?</text:span></text:p>
      <text:p text:style-name="P1"><text:span text:style-name="T1"></text:span></text:p>
      <text:p text:style-name="ans"><text:span text:style-name="T1">Bother mechanism and policy should be separated to make the systems easy to modify and optimize. Since mechanism's will stay the same on the system and policy's will chance on a whim so it makes the system more tunable and desirable.</text:span></text:p>
      <text:p text:style-name="P1"><text:span text:style-name="T1"></text:span></text:p>
      <text:p text:style-name="P1"><text:soft-page-break/><text:span text:style-name="T1">2.21 what is the main advantage of the micro kernel approach to system design? How do user programs and system services interact in a micro-kernel architecture? What are the disadvantages of using the micro-kernel approach?</text:span></text:p>
      <text:p text:style-name="P1"><text:span text:style-name="T1"></text:span></text:p>
      <text:p text:style-name="ans"><text:span text:style-name="T1">Main advantages of the micro-kernel approach is that you don't need to modify the kernel when you want to put more functions, it makes the kernel design and functionality which makes the system more reliable. It is also more secure due to more operations are perform in user mode rather than kernel mode.</text:span></text:p>
      <text:p text:style-name="P1"><text:span text:style-name="T1"></text:span></text:p>
      <text:p text:style-name="ans"><text:span text:style-name="T1">User programs and system services interact in a micro-kernel architecture by messaging interprocess communication mechanisms which are passed to the operating systems.</text:span></text:p>
      <text:p text:style-name="P1"><text:span text:style-name="T1"></text:span></text:p>
      <text:p text:style-name="ans"><text:span text:style-name="T1">Disadvantages of using a micro-kernel architecture is that there are a lot of overheads associated with the interprocess communications. More use of the operating system message function which order for communications between user process and system service to interact with each other nicely. </text:span></text:p>
      <text:p text:style-name="P1"><text:span text:style-name="T1"></text:span></text:p>
      <text:p text:style-name="P1"><text:span text:style-name="T1">2.22 what are the advantages of using loadable kernel modules?</text:span></text:p>
      <text:p text:style-name="P1"><text:span text:style-name="T1"></text:span></text:p>
      <text:p text:style-name="ans"><text:span text:style-name="T1">A loadable kernel allows for the operating system to be slim since all the functions in a loadable kernel stay in storage until the kernel needs that function then it is loaded into the syst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ans" style:family="paragraph" style:parent-style-name="Standard">
      <style:paragraph-properties fo:margin-left="0.5in" fo:margin-right="0.5in" fo:text-align="justify" style:justify-single-word="false" fo:text-indent="0in"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dd86e"/>
    </style:style>
    <style:style style:name="MT1" style:family="text">
      <style:text-properties officeooo:rsid="001dd86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Daniel Noyes<text:tab/>Homework #2<text:tab/>Page: </text:span><text:span text:style-name="MT1"><text:page-number text:select-page="current">3</text:page-number></text:span><text:span text:style-name="MT1">/</text:span><text:span text:style-name="MT1"><text:page-count>3</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01:45:33</meta:creation-date>
    <dc:date>2013-09-24T01:55:05</dc:date>
    <meta:editing-duration>PT2M37S</meta:editing-duration>
    <meta:editing-cycles>4</meta:editing-cycles>
    <meta:generator>LibreOffice/4.0.4.2$Linux_X86_64 LibreOffice_project/400m0$Build-2</meta:generator>
    <meta:document-statistic meta:table-count="0" meta:image-count="0" meta:object-count="0" meta:page-count="3" meta:paragraph-count="82" meta:word-count="820" meta:character-count="5032" meta:non-whitespace-character-count="4198"/>
  </office:meta>
</office:document-meta>
</file>